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72cm" svg:y1="7.909cm" svg:x2="16.746cm" svg:y2="7.909cm">
          <text:p/>
        </draw:line>
        <draw:custom-shape draw:style-name="gr2" draw:text-style-name="P2" draw:layer="layout" svg:width="1.016cm" svg:height="1.016cm" svg:x="10.92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4.7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826cm" svg:height="1.27cm" draw:transform="rotate (0.00959931088596882) translate (10.91cm 5.63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4cm" svg:y1="8.128cm" svg:x2="19.558cm" svg:y2="8.093cm">
          <text:p/>
        </draw:line>
        <draw:line draw:style-name="gr4" draw:text-style-name="P1" draw:layer="layout" svg:x1="11.43cm" svg:y1="8.163cm" svg:x2="9.652cm" svg:y2="8.163cm">
          <text:p/>
        </draw:line>
        <draw:line draw:style-name="gr4" draw:text-style-name="P1" draw:layer="layout" svg:x1="10.91cm" svg:y1="6.35cm" svg:x2="9.132cm" svg:y2="6.35cm">
          <text:p/>
        </draw:line>
        <draw:frame draw:style-name="gr5" draw:text-style-name="P3" draw:layer="layout" svg:width="2.032cm" svg:height="1.016cm" svg:x="17.526cm" svg:y="8.128cm">
          <draw:text-box>
            <text:p>F_p</text:p>
          </draw:text-box>
        </draw:frame>
        <draw:frame draw:style-name="gr5" draw:text-style-name="P3" draw:layer="layout" svg:width="2.286cm" svg:height="1.016cm" svg:x="9.906cm" svg:y="8.382cm">
          <draw:text-box>
            <text:p>F_roll</text:p>
          </draw:text-box>
        </draw:frame>
        <draw:frame draw:style-name="gr5" draw:text-style-name="P3" draw:layer="layout" svg:width="2.54cm" svg:height="1.016cm" svg:x="8.128cm" svg:y="5.334cm">
          <draw:text-box>
            <text:p>F_aero</text:p>
          </draw:text-box>
        </draw:frame>
        <draw:line draw:style-name="gr4" draw:text-style-name="P1" draw:layer="layout" svg:x1="13.97cm" svg:y1="4.826cm" svg:x2="19.05cm" svg:y2="4.826cm">
          <text:p/>
        </draw:line>
        <draw:frame draw:style-name="gr6" draw:text-style-name="P3" draw:layer="layout" svg:width="5.08cm" svg:height="1.063cm" svg:x="13.716cm" svg:y="3.81cm">
          <draw:text-box>
            <text:p>driving direction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0:31:26.665093360</meta:creation-date>
    <dc:date>2018-12-26T16:08:33.299975706</dc:date>
    <meta:editing-duration>PT5H26M33S</meta:editing-duration>
    <meta:editing-cycles>4</meta:editing-cycles>
    <meta:generator>LibreOffice/6.1.3.2$Linux_X86_64 LibreOffice_project/10$Build-2</meta:generator>
    <meta:document-statistic meta:object-count="35"/>
  </office:meta>
</office:document-meta>
</file>